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ログインユーザー名一覧</text:p>
          </table:table-cell>
          <table:covered-table-cell table:style-name="Default"/>
          <table:table-cell table:style-name="Default" table:number-columns-repeated="2"/>
          <table:table-cell table:style-name="Default" office:value-type="string" calcext:value-type="string" table:number-columns-spanned="2" table:number-rows-spanned="1">
            <text:p>ログインパスワード一覧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0’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qu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'7ujMko0admi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k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7])" office:value-type="float" office:value="13" calcext:value-type="float">
            <text:p>13</text:p>
          </table:table-cell>
          <table:table-cell/>
          <table:table-cell office:value-type="string" calcext:value-type="string">
            <text:p>合計</text:p>
          </table:table-cell>
          <table:table-cell/>
          <table:table-cell table:formula="of:=SUM([.G2:.G9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00/00/00</text:date>, <text:time style:data-style-name="N2" text:time-value="10:50:30.3013549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16:55.743369236</meta:creation-date>
    <dc:date>2020-01-31T10:51:54.183229732</dc:date>
    <meta:editing-duration>PT10M48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